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7.42cm"/>
    </style:style>
    <style:style style:name="gr3" style:family="graphic" style:parent-style-name="默认_5f_1" style:list-style-name="L1">
      <style:graphic-properties draw:stroke="none" svg:stroke-color="#000000" draw:fill="none" draw:fill-color="#ffffff" draw:auto-grow-height="true" draw:auto-grow-width="false" fo:max-height="0cm" fo:min-height="17.42cm"/>
    </style:style>
    <style:style style:name="gr4" style:family="graphic" style:parent-style-name="默认_5f_1_5f_1" style:list-style-name="L1">
      <style:graphic-properties draw:stroke="none" svg:stroke-color="#000000" draw:fill="none" draw:fill-color="#ffffff" draw:auto-grow-height="true" draw:auto-grow-width="false" fo:max-height="0cm" fo:min-height="17.42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9.22cm" fo:padding-top="0cm" fo:padding-bottom="0cm" fo:padding-left="0cm" fo:padding-right="0cm"/>
    </style:style>
    <style:style style:name="gr6" style:family="graphic" style:parent-style-name="默认_5f_3">
      <style:graphic-properties draw:stroke="none" svg:stroke-color="#000000" draw:fill="none" draw:fill-color="#ffffff" draw:auto-grow-height="true" draw:auto-grow-width="false" fo:max-height="0cm" fo:min-height="13.438cm" fo:padding-top="0cm" fo:padding-bottom="0cm" fo:padding-left="0cm" fo:padding-right="0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style:font-name="Liberation Sans Narrow" fo:font-size="42pt" style:font-name-asian="Liberation Sans Narrow" style:font-size-asian="42pt" style:font-size-complex="42pt"/>
    </style:style>
    <style:style style:name="P2" style:family="paragraph">
      <loext:graphic-properties draw:fill-color="#ffffff"/>
      <style:text-properties fo:color="#ffffff"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style:font-size-asian="24pt"/>
    </style:style>
    <style:style style:name="P6" style:family="paragraph">
      <style:paragraph-properties fo:margin-left="0cm" fo:margin-right="0cm" fo:margin-top="0.5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  <style:text-properties fo:font-size="36pt" style:font-size-asian="36pt" style:font-size-complex="36pt"/>
    </style:style>
    <style:style style:name="P8" style:family="paragraph">
      <style:paragraph-properties fo:margin-left="0cm" fo:margin-right="0cm" fo:margin-top="0.5cm" fo:margin-bottom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.5cm" fo:margin-bottom="0cm" fo:text-align="center" fo:text-indent="0cm"/>
      <style:text-properties style:font-name="Liberation Sans" fo:font-size="36pt" style:letter-kerning="true" style:font-size-asian="36pt" style:font-size-complex="36pt"/>
    </style:style>
    <style:style style:name="P10" style:family="paragraph">
      <loext:graphic-properties draw:fill="none" draw:fill-color="#ffffff"/>
      <style:paragraph-properties fo:margin-top="0.5cm" fo:margin-bottom="0cm" fo:text-align="center"/>
      <style:text-properties fo:font-size="36pt" style:font-size-asian="36pt" style:font-size-complex="36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style:font-name="Liberation Sans Narrow" fo:font-size="42pt" style:font-name-asian="Liberation Sans Narrow" style:font-size-asian="42pt" style:font-size-complex="42pt"/>
    </style:style>
    <style:style style:name="T2" style:family="text">
      <style:text-properties fo:color="#ffffff" style:font-name="Liberation Sans Narrow" fo:font-size="26pt" style:font-name-asian="Liberation Sans Narrow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font-name="Liberation Sans" fo:font-size="36pt" style:letter-kerning="true" style:font-size-asian="36pt" style:font-size-complex="3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 presentation:user-transformed="true">
          <draw:text-box>
            <text:p><text:span text:style-name="T1">高神大学中国留学生团契</text:span><text:span text:style-name="T1">MO</text:span><text:span text:style-name="T1"><text:line-break/></text:span><text:span text:style-name="T1">고신대학교중국유학생동아리</text:span><text:span text:style-name="T1">MO</text:span>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2">2019</text:span><text:span text:style-name="T2">年</text:span><text:span text:style-name="T2">09</text:span><text:span text:style-name="T2">月</text:span><text:span text:style-name="T2">10</text:span><text:span text:style-name="T2">日 晚上</text:span><text:span text:style-name="T2">7</text:span><text:span text:style-name="T2">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3">赞美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我多么需要有你</text:span></text:p>
              </text:list-item>
              <text:list-item>
                <text:p><text:span text:style-name="T3">爱，我愿意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2" draw:text-style-name="P7" draw:layer="layout" svg:width="21.2cm" svg:height="17.67cm" svg:x="3.2cm" svg:y="2.539cm">
          <draw:text-box>
            <text:p text:style-name="P6"><text:span text:style-name="T3">我多么需要有你</text:span></text:p>
            <text:p text:style-name="P6"><text:span text:style-name="T3">有你天天与我亲近</text:span></text:p>
            <text:p text:style-name="P6"><text:span text:style-name="T3">我时刻不能忘记</text:span></text:p>
            <text:p text:style-name="P6"><text:span text:style-name="T3">是你赐我每个气息</text:span></text:p>
            <text:p text:style-name="P6"><text:span text:style-name="T3">我多么需要有你</text:span></text:p>
            <text:p text:style-name="P6"><text:span text:style-name="T3">有你天天领我前行</text:span></text:p>
            <text:p text:style-name="P6"><text:span text:style-name="T3">我时刻不能忘记</text:span></text:p>
            <text:p text:style-name="P6"><text:span text:style-name="T3">是你掌管我的生命</text:span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3" draw:text-style-name="P7" draw:layer="layout" svg:width="21.2cm" svg:height="17.67cm" svg:x="3.2cm" svg:y="2.539cm">
          <draw:text-box>
            <text:p text:style-name="P6"><text:span text:style-name="T3">缤纷的世界 夺不去我的眼</text:span></text:p>
            <text:p text:style-name="P6"><text:span text:style-name="T3">我要定睛 在你容颜</text:span></text:p>
            <text:p text:style-name="P6"><text:span text:style-name="T3">因为离了你 就像风筝断了线</text:span></text:p>
            <text:p text:style-name="P6"><text:span text:style-name="T3">飘落在天地之间</text:span></text:p>
            <text:p text:style-name="P6"><text:span text:style-name="T3">忙碌的生活 夺不去我的心</text:span></text:p>
            <text:p text:style-name="P6"><text:span text:style-name="T3">我要安静在你面前</text:span></text:p>
            <text:p text:style-name="P6"><text:span text:style-name="T3">因为你同在 是我一生的等候</text:span></text:p>
            <text:p text:style-name="P6"><text:span text:style-name="T3">是我一生的寻求</text:span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4" draw:text-style-name="P7" draw:layer="layout" svg:width="21.2cm" svg:height="17.67cm" svg:x="3cm" svg:y="5cm">
          <draw:text-box>
            <text:p text:style-name="P6"><text:span text:style-name="T3">我多么需要有你</text:span></text:p>
            <text:p text:style-name="P6"><text:span text:style-name="T3">有你天天领我前行</text:span></text:p>
            <text:p text:style-name="P6"><text:span text:style-name="T3">我时刻不能忘记</text:span></text:p>
            <text:p text:style-name="P6"><text:span text:style-name="T3">是你掌管我的生命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5" draw:text-style-name="P9" draw:layer="layout" svg:width="23.6cm" svg:height="19.22cm" svg:x="2cm" svg:y="2cm">
          <draw:text-box>
            <text:p text:style-name="P8"><text:span text:style-name="T4">十字架上的光芒</text:span></text:p>
            <text:p text:style-name="P8"><text:span text:style-name="T4">温柔又慈祥</text:span></text:p>
            <text:p text:style-name="P8"><text:span text:style-name="T4">带着主爱的力量</text:span></text:p>
            <text:p text:style-name="P8"><text:span text:style-name="T4">向着我照亮</text:span></text:p>
            <text:p text:style-name="P8"><text:span text:style-name="T4">我的心不再隐藏</text:span></text:p>
            <text:p text:style-name="P8"><text:span text:style-name="T4">完全地摆上</text:span></text:p>
            <text:p text:style-name="P8"><text:span text:style-name="T4">愿主爱来浇灌我</text:span></text:p>
            <text:p text:style-name="P8"><text:span text:style-name="T4">在爱中得自由释放</text:span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6" draw:text-style-name="P10" draw:layer="layout" svg:width="23.6cm" svg:height="13.438cm" svg:x="1.8cm" svg:y="3.362cm">
          <draw:text-box>
            <text:p text:style-name="P8"><text:span text:style-name="T4">我愿意降服</text:span></text:p>
            <text:p text:style-name="P8"><text:span text:style-name="T4">我愿意降服</text:span></text:p>
            <text:p text:style-name="P8"><text:span text:style-name="T4">在你爱的怀抱中</text:span></text:p>
            <text:p text:style-name="P8"><text:span text:style-name="T4">我愿意降服</text:span></text:p>
            <text:p text:style-name="P8"><text:span text:style-name="T4">你是我的主 你是我的主</text:span></text:p>
            <text:p text:style-name="P8"><text:span text:style-name="T4">永远在你怀抱中</text:span></text:p>
            <text:p text:style-name="P8"><text:span text:style-name="T4">你是我 你是我的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3">话语分享</text:span><text:span text:style-name="T3">-</text:span><text:span text:style-name="T3">박신현교수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제목</text:span><text:span text:style-name="T3">:</text:span><text:span text:style-name="T3">하나님의 사랑 </text:span></text:p>
              </text:list-item>
              <text:list-item>
                <text:p><text:span text:style-name="T3">성경본문</text:span><text:span text:style-name="T3">:</text:span><text:span text:style-name="T3">로마서 </text:span><text:span text:style-name="T3">8:28-39</text:span></text:p>
              </text:list-item>
              <text:list-item>
                <text:p><text:span text:style-name="T3">설교자</text:span><text:span text:style-name="T3">:</text:span><text:span text:style-name="T3">박신현 교수</text:span><text:span text:style-name="T3">(</text:span><text:span text:style-name="T3">중국유학생회 지도교수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5">罗马书</text:span><text:span text:style-name="T5">8</text:span><text:span text:style-name="T5">：</text:span><text:span text:style-name="T5">28-39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6">罗马书 </text:span><text:span text:style-name="T6">8-28 </text:span><text:span text:style-name="T6">我们晓得万事都互相效力，叫爱　神的人得益处，就是按他旨意被召的人。</text:span></text:p>
              </text:list-item>
              <text:list-item>
                <text:p text:style-name="P12"><text:span text:style-name="T6">로마서 </text:span><text:span text:style-name="T6">8-28 </text:span><text:span text:style-name="T6">우리가 알거니와 하나님을 사랑하는 자 곧 그의 뜻대로 부르심을 입은 자들에게는 모든 것이 합력하여 선을 이루느니라</text:span></text:p>
              </text:list-item>
              <text:list-item>
                <text:p text:style-name="P12"><text:span text:style-name="T6">罗马书 </text:span><text:span text:style-name="T6">8-29 </text:span><text:span text:style-name="T6">因为他预先所知道的人，就预先定下效法他儿子的模样，使他儿子在许多弟兄中作长子。</text:span></text:p>
              </text:list-item>
              <text:list-item>
                <text:p text:style-name="P12"><text:span text:style-name="T6">로마서 </text:span><text:span text:style-name="T6">8-29 </text:span><text:span text:style-name="T6">하나님이 미리 아신 자들을 또한 그 아들의 형상을 본받게 하기 위하여 미리 정하셨으니 이는 그로 많은 형제 중에서 맏아들이 되게 하려 하심이니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5">罗马书</text:span><text:span text:style-name="T5">8</text:span><text:span text:style-name="T5">：</text:span><text:span text:style-name="T5">28-39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6">罗马书 </text:span><text:span text:style-name="T6">8-30 </text:span><text:span text:style-name="T6">预先所定下的人又召他们来，所召来的人又称他们为义，所称为义的人又叫他们得荣耀。</text:span></text:p>
              </text:list-item>
              <text:list-item>
                <text:p text:style-name="P12"><text:span text:style-name="T6">로마서 </text:span><text:span text:style-name="T6">8-30 </text:span><text:span text:style-name="T6">또 미리 정하신 그들을 또한 부르시고 부르신 그들을 또한 의롭다 하시고 의롭다 하신 그들을 또한 영화롭게 하셨느니라</text:span></text:p>
              </text:list-item>
              <text:list-item>
                <text:p text:style-name="P12"><text:span text:style-name="T6">罗马书 </text:span><text:span text:style-name="T6">8-31 </text:span><text:span text:style-name="T6">既是这样，还有什么说的呢？　神若帮助我们，谁能敌挡我们呢？</text:span></text:p>
              </text:list-item>
              <text:list-item>
                <text:p text:style-name="P12"><text:span text:style-name="T6">로마서 </text:span><text:span text:style-name="T6">8-31 </text:span><text:span text:style-name="T6">그런즉 이 일에 대하여 우리가 무슨 말 하리요 만일 하나님이 우리를 위하시면 누가 우리를 대적하리요</text:span></text:p>
                <text:p text:style-name="P12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5">罗马书</text:span><text:span text:style-name="T5">8</text:span><text:span text:style-name="T5">：</text:span><text:span text:style-name="T5">28-39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6">罗马书 </text:span><text:span text:style-name="T6">8-32 </text:span><text:span text:style-name="T6">　神既不爱惜自己的儿子为我们众人舍了，岂不也把万物和他一同白白地赐给我们吗？</text:span></text:p>
              </text:list-item>
              <text:list-item>
                <text:p text:style-name="P12"><text:span text:style-name="T6">로마서 </text:span><text:span text:style-name="T6">8-32 </text:span><text:span text:style-name="T6">자기 아들을 아끼지 아니하시고 우리 모든 사람을 위하여 내주신 이가 어찌 그 아들과 함께 모든 것을 우리에게 주시지 아니하겠느냐</text:span></text:p>
              </text:list-item>
              <text:list-item>
                <text:p text:style-name="P12"><text:span text:style-name="T6">罗马书 </text:span><text:span text:style-name="T6">8-33 </text:span><text:span text:style-name="T6">谁能控告　神所拣选的人呢？有　神称他们为义了。（或作“是称他们为义的　神吗？”）</text:span></text:p>
              </text:list-item>
              <text:list-item>
                <text:p text:style-name="P12"><text:span text:style-name="T6">로마서 </text:span><text:span text:style-name="T6">8-33 </text:span><text:span text:style-name="T6">누가 능히 하나님께서 택하신 자들을 고발하리요 의롭다 하신 이는 하나님이시니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5">罗马书</text:span><text:span text:style-name="T5">8</text:span><text:span text:style-name="T5">：</text:span><text:span text:style-name="T5">28-39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6">罗马书 </text:span><text:span text:style-name="T6">8-34 </text:span><text:span text:style-name="T6">谁能定他们的罪呢？有基督耶稣已经死了，而且从死里复活，现今在　神的右边，也替我们祈求。（“有基督云云”，或作“是已经死了，而且从死里复活，现今在　神的右边，也替我们祈求的基督耶稣吗？”）</text:span></text:p>
              </text:list-item>
              <text:list-item>
                <text:p text:style-name="P12"><text:span text:style-name="T6">로마서 </text:span><text:span text:style-name="T6">8-34 </text:span><text:span text:style-name="T6">누가 정죄하리요 죽으실 뿐 아니라 다시 살아나신 이는 그리스도 예수시니 그는 하나님 우편에 계신 자요 우리를 위하여 간구하시는 자시니라</text:span></text:p>
              </text:list-item>
              <text:list-item>
                <text:p text:style-name="P12"><text:span text:style-name="T6">罗马书 </text:span><text:span text:style-name="T6">8-35 </text:span><text:span text:style-name="T6">谁能使我们与基督的爱隔绝呢？难道是患难吗？是困苦吗？是逼迫吗？是饥饿吗？是赤身露体吗？是危险吗？是刀剑吗？</text:span></text:p>
              </text:list-item>
              <text:list-item>
                <text:p text:style-name="P12"><text:span text:style-name="T6">로마서 </text:span><text:span text:style-name="T6">8-35 </text:span><text:span text:style-name="T6">누가 우리를 그리스도의 사랑에서 끊으리요 환난이나 곤고나 박해나 기근이나 적신이나 위험이나 칼이랴</text:span></text:p>
                <text:p text:style-name="P12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5">罗马书</text:span><text:span text:style-name="T5">8</text:span><text:span text:style-name="T5">：</text:span><text:span text:style-name="T5">28-39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6">罗马书 </text:span><text:span text:style-name="T6">8-36 </text:span><text:span text:style-name="T6">如经上所记：“我们为你的缘故终日被杀，人看我们如将宰的羊。”</text:span></text:p>
              </text:list-item>
              <text:list-item>
                <text:p text:style-name="P12"><text:span text:style-name="T6">로마서 </text:span><text:span text:style-name="T6">8-36 </text:span><text:span text:style-name="T6">기록된 바 우리가 종일 주를 위하여 죽임을 당하게 되며 도살 당할 양 같이 여김을 받았나이다 함과 같으니라</text:span></text:p>
              </text:list-item>
              <text:list-item>
                <text:p text:style-name="P12"><text:span text:style-name="T6">罗马书 </text:span><text:span text:style-name="T6">8-37 </text:span><text:span text:style-name="T6">然而，靠着爱我们的主，在这一切的事上已经得胜有余了。</text:span></text:p>
              </text:list-item>
              <text:list-item>
                <text:p text:style-name="P12"><text:span text:style-name="T6">로마서 </text:span><text:span text:style-name="T6">8-37 </text:span><text:span text:style-name="T6">그러나 이 모든 일에 우리를 사랑하시는 이로 말미암아 우리가 넉넉히 이기느니라</text:span></text:p>
                <text:p text:style-name="P12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5">罗马书</text:span><text:span text:style-name="T5">8</text:span><text:span text:style-name="T5">：</text:span><text:span text:style-name="T5">28-39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6">罗马书 </text:span><text:span text:style-name="T6">8-38 </text:span><text:span text:style-name="T6">因为我深信无论是死，是生，是天使，是掌权的，是有能的，是现在的事，是将来的事，</text:span></text:p>
              </text:list-item>
              <text:list-item>
                <text:p text:style-name="P12"><text:span text:style-name="T6">로마서 </text:span><text:span text:style-name="T6">8-38 </text:span><text:span text:style-name="T6">내가 확신하노니 사망이나 생명이나 천사들이나 권세자들이나 현재 일이나 장래 일이나 능력이나</text:span></text:p>
              </text:list-item>
              <text:list-item>
                <text:p text:style-name="P12"><text:span text:style-name="T6">罗马书 </text:span><text:span text:style-name="T6">8-39 </text:span><text:span text:style-name="T6">是高处的，是低处的，是别的受造之物，都不能叫我们与　神的爱隔绝；这爱是在我们的主基督耶稣里的。</text:span></text:p>
              </text:list-item>
              <text:list-item>
                <text:p text:style-name="P12"><text:span text:style-name="T6">로마서 </text:span><text:span text:style-name="T6">8-39 </text:span><text:span text:style-name="T6">높음이나 깊음이나 다른 어떤 피조물이라도 우리를 우리 주 그리스도 예수 안에 있는 하나님의 사랑에서 끊을 수 없으리라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<text:span text:style-name="T3">新生介绍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甄岩</text:span></text:p>
              </text:list-item>
              <text:list-item>
                <text:p><text:span text:style-name="T3">续珺如</text:span></text:p>
              </text:list-item>
              <text:list-item>
                <text:p><text:span text:style-name="T3">高婉晴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微米黑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默认_5f_2" style:display-name="默认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2" style:display-name="默认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默认_5f_3" style:display-name="默认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" style:display-name="默认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默认_5f_1_5f_1" style:display-name="默认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" style:display-name="默认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默认_5f_1_5f_2" style:display-name="默认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2" style:display-name="默认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默认_5f_1_5f_3" style:display-name="默认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3" style:display-name="默认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编号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53:31.183061758</meta:creation-date>
    <meta:editing-duration>PT41M41S</meta:editing-duration>
    <meta:editing-cycles>25</meta:editing-cycles>
    <meta:generator>LibreOffice/6.0.6.2$Linux_X86_64 LibreOffice_project/00m0$Build-2</meta:generator>
    <dc:title>Blueprint Plans</dc:title>
    <dc:date>2019-09-09T21:40:25.297145182</dc:date>
    <meta:document-statistic meta:object-count="87"/>
  </office:meta>
</office:document-meta>
</file>